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544.74pt" svg:height="393.05pt" svg:x="538.1pt" svg:y="61.71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6" calcext:value-type="float">
            <text:p>24.8858423576716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4" calcext:value-type="float">
            <text:p>30.097133030954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2" calcext:value-type="float">
            <text:p>39.1161521028862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1" calcext:value-type="float">
            <text:p>43.5246485820531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1" calcext:value-type="float">
            <text:p>48.5246485820531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1" calcext:value-type="float">
            <text:p>43.5246485820531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1" calcext:value-type="float">
            <text:p>43.5246485820531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1" calcext:value-type="float">
            <text:p>48.5246485820531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1" calcext:value-type="float">
            <text:p>48.5246485820531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1" calcext:value-type="float">
            <text:p>43.5246485820531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1" calcext:value-type="float">
            <text:p>43.5246485820531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1" calcext:value-type="float">
            <text:p>48.5246485820531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2" calcext:value-type="float">
            <text:p>39.1161521028862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4" calcext:value-type="float">
            <text:p>30.097133030954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1" calcext:value-type="float">
            <text:p>43.5246485820531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1" calcext:value-type="float">
            <text:p>44.7746485820531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2" calcext:value-type="float">
            <text:p>39.1161521028862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4" calcext:value-type="float">
            <text:p>30.097133030954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6" calcext:value-type="float">
            <text:p>24.8858423576716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78.32pt" svg:height="446.49pt" svg:x="514.32pt" svg:y="0pt">
            <loext:p draw:notify-on-update-of-ranges="'with stations'.C2:'with stations'.C2 'with stations'.D2:'with stations'.D114 'with stations'.B2:'with stations'.B234 'with stations'.A2:'with stations'.A234 'with stations'.D2:'with stations'.D114 'with stations'.C2:'with stations'.C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  <table:table-cell table:number-columns-repeated="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47.3958736527764" calcext:value-type="float">
            <text:p>47.3958736527764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6" calcext:value-type="float">
            <text:p>24.8858423576716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4" calcext:value-type="float">
            <text:p>30.097133030954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2" calcext:value-type="float">
            <text:p>39.1161521028862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  <table:table-cell table:formula="of:=([.$B11]+[.$B10])/2" office:value-type="float" office:value="10" calcext:value-type="float">
            <text:p>10</text:p>
          </table:table-cell>
          <table:table-cell table:formula="of:=0.1/[.$F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2]+[.$B11])/2" office:value-type="float" office:value="12.3858423576716" calcext:value-type="float">
            <text:p>12.3858423576716</text:p>
          </table:table-cell>
          <table:table-cell table:formula="of:=0.1/[.$F1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  <table:table-cell table:formula="of:=([.$B13]+[.$B12])/2" office:value-type="float" office:value="24.8858423576716" calcext:value-type="float">
            <text:p>24.8858423576716</text:p>
          </table:table-cell>
          <table:table-cell table:formula="of:=0.1/[.$F13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  <table:table-cell table:formula="of:=([.$B23]+[.$B22])/2" office:value-type="float" office:value="27.3858423576716" calcext:value-type="float">
            <text:p>27.3858423576716</text:p>
          </table:table-cell>
          <table:table-cell table:formula="of:=0.1/[.$F23]*60" office:value-type="float" office:value="0.219091307166574" calcext:value-type="float">
            <text:p>0.219091307166574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4]+[.$B23])/2" office:value-type="float" office:value="12.3858423576716" calcext:value-type="float">
            <text:p>12.3858423576716</text:p>
          </table:table-cell>
          <table:table-cell table:formula="of:=0.1/[.$F2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  <table:table-cell table:formula="of:=([.$B25]+[.$B24])/2" office:value-type="float" office:value="12.3858423576716" calcext:value-type="float">
            <text:p>12.3858423576716</text:p>
          </table:table-cell>
          <table:table-cell table:formula="of:=0.1/[.$F2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6]+[.$B25])/2" office:value-type="float" office:value="29.9020686013058" calcext:value-type="float">
            <text:p>29.9020686013058</text:p>
          </table:table-cell>
          <table:table-cell table:formula="of:=0.1/[.$F2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  <table:table-cell table:formula="of:=([.$B27]+[.$B26])/2" office:value-type="float" office:value="38.9691345016601" calcext:value-type="float">
            <text:p>38.9691345016601</text:p>
          </table:table-cell>
          <table:table-cell table:formula="of:=0.1/[.$F2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8]+[.$B27])/2" office:value-type="float" office:value="46.2245929733689" calcext:value-type="float">
            <text:p>46.2245929733689</text:p>
          </table:table-cell>
          <table:table-cell table:formula="of:=0.1/[.$F2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  <table:table-cell table:formula="of:=([.$B29]+[.$B28])/2" office:value-type="float" office:value="49.7716847153431" calcext:value-type="float">
            <text:p>49.7716847153431</text:p>
          </table:table-cell>
          <table:table-cell table:formula="of:=0.1/[.$F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4]+[.$B33])/2" office:value-type="float" office:value="49.7716847153431" calcext:value-type="float">
            <text:p>49.7716847153431</text:p>
          </table:table-cell>
          <table:table-cell table:formula="of:=0.1/[.$F34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  <table:table-cell table:formula="of:=([.$B35]+[.$B34])/2" office:value-type="float" office:value="46.2245929733689" calcext:value-type="float">
            <text:p>46.2245929733689</text:p>
          </table:table-cell>
          <table:table-cell table:formula="of:=0.1/[.$F3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6]+[.$B35])/2" office:value-type="float" office:value="38.9691345016601" calcext:value-type="float">
            <text:p>38.9691345016601</text:p>
          </table:table-cell>
          <table:table-cell table:formula="of:=0.1/[.$F36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  <table:table-cell table:formula="of:=([.$B37]+[.$B36])/2" office:value-type="float" office:value="29.9020686013058" calcext:value-type="float">
            <text:p>29.9020686013058</text:p>
          </table:table-cell>
          <table:table-cell table:formula="of:=0.1/[.$F37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8]+[.$B37])/2" office:value-type="float" office:value="12.3858423576716" calcext:value-type="float">
            <text:p>12.3858423576716</text:p>
          </table:table-cell>
          <table:table-cell table:formula="of:=0.1/[.$F38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  <table:table-cell table:formula="of:=([.$B39]+[.$B38])/2" office:value-type="float" office:value="12.3858423576716" calcext:value-type="float">
            <text:p>12.3858423576716</text:p>
          </table:table-cell>
          <table:table-cell table:formula="of:=0.1/[.$F39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0]+[.$B39])/2" office:value-type="float" office:value="29.9020686013058" calcext:value-type="float">
            <text:p>29.9020686013058</text:p>
          </table:table-cell>
          <table:table-cell table:formula="of:=0.1/[.$F4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  <table:table-cell table:formula="of:=([.$B41]+[.$B40])/2" office:value-type="float" office:value="36.968966176844" calcext:value-type="float">
            <text:p>36.968966176844</text:p>
          </table:table-cell>
          <table:table-cell table:formula="of:=0.1/[.$F41]*60" office:value-type="float" office:value="0.16229829017394" calcext:value-type="float">
            <text:p>0.16229829017394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  <table:table-cell table:formula="of:=([.$B46]+[.$B45])/2" office:value-type="float" office:value="43.5246485820531" calcext:value-type="float">
            <text:p>43.5246485820531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7]+[.$B46])/2" office:value-type="float" office:value="44.9775568400789" calcext:value-type="float">
            <text:p>44.9775568400789</text:p>
          </table:table-cell>
          <table:table-cell table:formula="of:=0.1/[.$F47]*60" office:value-type="float" office:value="0.133399864766631" calcext:value-type="float">
            <text:p>0.133399864766631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  <table:table-cell table:formula="of:=([.$B48]+[.$B47])/2" office:value-type="float" office:value="38.9691345016601" calcext:value-type="float">
            <text:p>38.9691345016601</text:p>
          </table:table-cell>
          <table:table-cell table:formula="of:=0.1/[.$F4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9]+[.$B48])/2" office:value-type="float" office:value="29.9020686013058" calcext:value-type="float">
            <text:p>29.9020686013058</text:p>
          </table:table-cell>
          <table:table-cell table:formula="of:=0.1/[.$F4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  <table:table-cell table:formula="of:=([.$B50]+[.$B49])/2" office:value-type="float" office:value="12.3858423576716" calcext:value-type="float">
            <text:p>12.3858423576716</text:p>
          </table:table-cell>
          <table:table-cell table:formula="of:=0.1/[.$F5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  <table:table-cell table:formula="of:=([.$B51]+[.$B50])/2" office:value-type="float" office:value="12.3858423576716" calcext:value-type="float">
            <text:p>12.3858423576716</text:p>
          </table:table-cell>
          <table:table-cell table:formula="of:=0.1/[.$F5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2]+[.$B51])/2" office:value-type="float" office:value="29.9020686013058" calcext:value-type="float">
            <text:p>29.9020686013058</text:p>
          </table:table-cell>
          <table:table-cell table:formula="of:=0.1/[.$F5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  <table:table-cell table:formula="of:=([.$B53]+[.$B52])/2" office:value-type="float" office:value="38.9691345016601" calcext:value-type="float">
            <text:p>38.9691345016601</text:p>
          </table:table-cell>
          <table:table-cell table:formula="of:=0.1/[.$F5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54]+[.$B53])/2" office:value-type="float" office:value="46.2245929733689" calcext:value-type="float">
            <text:p>46.2245929733689</text:p>
          </table:table-cell>
          <table:table-cell table:formula="of:=0.1/[.$F5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  <table:table-cell table:formula="of:=([.$B55]+[.$B54])/2" office:value-type="float" office:value="49.7716847153431" calcext:value-type="float">
            <text:p>49.7716847153431</text:p>
          </table:table-cell>
          <table:table-cell table:formula="of:=0.1/[.$F5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  <table:table-cell table:formula="of:=([.$B60]+[.$B59])/2" office:value-type="float" office:value="49.7716847153431" calcext:value-type="float">
            <text:p>49.7716847153431</text:p>
          </table:table-cell>
          <table:table-cell table:formula="of:=0.1/[.$F60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1]+[.$B60])/2" office:value-type="float" office:value="46.2245929733689" calcext:value-type="float">
            <text:p>46.2245929733689</text:p>
          </table:table-cell>
          <table:table-cell table:formula="of:=0.1/[.$F61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  <table:table-cell table:formula="of:=([.$B62]+[.$B61])/2" office:value-type="float" office:value="38.9691345016601" calcext:value-type="float">
            <text:p>38.9691345016601</text:p>
          </table:table-cell>
          <table:table-cell table:formula="of:=0.1/[.$F62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63]+[.$B62])/2" office:value-type="float" office:value="29.9020686013058" calcext:value-type="float">
            <text:p>29.9020686013058</text:p>
          </table:table-cell>
          <table:table-cell table:formula="of:=0.1/[.$F6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  <table:table-cell table:formula="of:=([.$B64]+[.$B63])/2" office:value-type="float" office:value="12.3858423576716" calcext:value-type="float">
            <text:p>12.3858423576716</text:p>
          </table:table-cell>
          <table:table-cell table:formula="of:=0.1/[.$F6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5]+[.$B64])/2" office:value-type="float" office:value="12.3858423576716" calcext:value-type="float">
            <text:p>12.3858423576716</text:p>
          </table:table-cell>
          <table:table-cell table:formula="of:=0.1/[.$F6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  <table:table-cell table:formula="of:=([.$B66]+[.$B65])/2" office:value-type="float" office:value="29.9020686013058" calcext:value-type="float">
            <text:p>29.9020686013058</text:p>
          </table:table-cell>
          <table:table-cell table:formula="of:=0.1/[.$F6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67]+[.$B66])/2" office:value-type="float" office:value="38.9691345016601" calcext:value-type="float">
            <text:p>38.9691345016601</text:p>
          </table:table-cell>
          <table:table-cell table:formula="of:=0.1/[.$F6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  <table:table-cell table:formula="of:=([.$B68]+[.$B67])/2" office:value-type="float" office:value="46.2245929733689" calcext:value-type="float">
            <text:p>46.2245929733689</text:p>
          </table:table-cell>
          <table:table-cell table:formula="of:=0.1/[.$F6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9]+[.$B68])/2" office:value-type="float" office:value="49.7716847153431" calcext:value-type="float">
            <text:p>49.7716847153431</text:p>
          </table:table-cell>
          <table:table-cell table:formula="of:=0.1/[.$F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  <table:table-cell table:formula="of:=([.$B81]+[.$B80])/2" office:value-type="float" office:value="43.5246485820531" calcext:value-type="float">
            <text:p>43.5246485820531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2]+[.$B81])/2" office:value-type="float" office:value="37.5162262436343" calcext:value-type="float">
            <text:p>37.5162262436343</text:p>
          </table:table-cell>
          <table:table-cell table:formula="of:=0.1/[.$F82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3]+[.$B82])/2" office:value-type="float" office:value="29.9020686013058" calcext:value-type="float">
            <text:p>29.9020686013058</text:p>
          </table:table-cell>
          <table:table-cell table:formula="of:=0.1/[.$F8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4]+[.$B83])/2" office:value-type="float" office:value="12.3858423576716" calcext:value-type="float">
            <text:p>12.3858423576716</text:p>
          </table:table-cell>
          <table:table-cell table:formula="of:=0.1/[.$F8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  <table:table-cell table:formula="of:=([.$B85]+[.$B84])/2" office:value-type="float" office:value="12.3858423576716" calcext:value-type="float">
            <text:p>12.3858423576716</text:p>
          </table:table-cell>
          <table:table-cell table:formula="of:=0.1/[.$F8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6]+[.$B85])/2" office:value-type="float" office:value="29.9020686013058" calcext:value-type="float">
            <text:p>29.9020686013058</text:p>
          </table:table-cell>
          <table:table-cell table:formula="of:=0.1/[.$F8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  <table:table-cell table:formula="of:=([.$B87]+[.$B86])/2" office:value-type="float" office:value="37.5162262436343" calcext:value-type="float">
            <text:p>37.5162262436343</text:p>
          </table:table-cell>
          <table:table-cell table:formula="of:=0.1/[.$F87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  <table:table-cell table:formula="of:=([.$B89]+[.$B88])/2" office:value-type="float" office:value="43.5246485820531" calcext:value-type="float">
            <text:p>43.5246485820531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90]+[.$B89])/2" office:value-type="float" office:value="48.5246485820531" calcext:value-type="float">
            <text:p>48.5246485820531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3]+[.$B92])/2" office:value-type="float" office:value="48.5246485820531" calcext:value-type="float">
            <text:p>48.5246485820531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  <table:table-cell table:formula="of:=([.$B94]+[.$B93])/2" office:value-type="float" office:value="43.5246485820531" calcext:value-type="float">
            <text:p>43.5246485820531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  <table:table-cell table:formula="of:=([.$B98]+[.$B97])/2" office:value-type="float" office:value="37.5162262436343" calcext:value-type="float">
            <text:p>37.5162262436343</text:p>
          </table:table-cell>
          <table:table-cell table:formula="of:=0.1/[.$F98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99]+[.$B98])/2" office:value-type="float" office:value="29.9020686013058" calcext:value-type="float">
            <text:p>29.9020686013058</text:p>
          </table:table-cell>
          <table:table-cell table:formula="of:=0.1/[.$F9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  <table:table-cell table:formula="of:=([.$B100]+[.$B99])/2" office:value-type="float" office:value="12.3858423576716" calcext:value-type="float">
            <text:p>12.3858423576716</text:p>
          </table:table-cell>
          <table:table-cell table:formula="of:=0.1/[.$F10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101]+[.$B100])/2" office:value-type="float" office:value="12.3858423576716" calcext:value-type="float">
            <text:p>12.3858423576716</text:p>
          </table:table-cell>
          <table:table-cell table:formula="of:=0.1/[.$F1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  <table:table-cell table:formula="of:=([.$B102]+[.$B101])/2" office:value-type="float" office:value="29.9020686013058" calcext:value-type="float">
            <text:p>29.9020686013058</text:p>
          </table:table-cell>
          <table:table-cell table:formula="of:=0.1/[.$F10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3]+[.$B102])/2" office:value-type="float" office:value="38.9691345016601" calcext:value-type="float">
            <text:p>38.9691345016601</text:p>
          </table:table-cell>
          <table:table-cell table:formula="of:=0.1/[.$F10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  <table:table-cell table:formula="of:=([.$B104]+[.$B103])/2" office:value-type="float" office:value="46.2245929733689" calcext:value-type="float">
            <text:p>46.2245929733689</text:p>
          </table:table-cell>
          <table:table-cell table:formula="of:=0.1/[.$F10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105]+[.$B104])/2" office:value-type="float" office:value="47.8328681589173" calcext:value-type="float">
            <text:p>47.8328681589173</text:p>
          </table:table-cell>
          <table:table-cell table:formula="of:=0.1/[.$F105]*60" office:value-type="float" office:value="0.125436759929719" calcext:value-type="float">
            <text:p>0.125436759929719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10]+[.$B109])/2" office:value-type="float" office:value="10" calcext:value-type="float">
            <text:p>10</text:p>
          </table:table-cell>
          <table:table-cell table:formula="of:=0.1/[.$F110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  <table:table-cell table:formula="of:=([.$B111]+[.$B110])/2" office:value-type="float" office:value="10" calcext:value-type="float">
            <text:p>10</text:p>
          </table:table-cell>
          <table:table-cell table:formula="of:=0.1/[.$F1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29]+[.$B128])/2" office:value-type="float" office:value="49.7716847153431" calcext:value-type="float">
            <text:p>49.7716847153431</text:p>
          </table:table-cell>
          <table:table-cell table:formula="of:=0.1/[.$F1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30]+[.$B129])/2" office:value-type="float" office:value="46.2245929733689" calcext:value-type="float">
            <text:p>46.2245929733689</text:p>
          </table:table-cell>
          <table:table-cell table:formula="of:=0.1/[.$F13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31]+[.$B130])/2" office:value-type="float" office:value="38.9691345016601" calcext:value-type="float">
            <text:p>38.9691345016601</text:p>
          </table:table-cell>
          <table:table-cell table:formula="of:=0.1/[.$F13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2]+[.$B131])/2" office:value-type="float" office:value="29.9020686013058" calcext:value-type="float">
            <text:p>29.9020686013058</text:p>
          </table:table-cell>
          <table:table-cell table:formula="of:=0.1/[.$F13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33]+[.$B132])/2" office:value-type="float" office:value="12.3858423576716" calcext:value-type="float">
            <text:p>12.3858423576716</text:p>
          </table:table-cell>
          <table:table-cell table:formula="of:=0.1/[.$F13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4]+[.$B133])/2" office:value-type="float" office:value="12.3858423576716" calcext:value-type="float">
            <text:p>12.3858423576716</text:p>
          </table:table-cell>
          <table:table-cell table:formula="of:=0.1/[.$F13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4.8858423576716" calcext:value-type="float">
            <text:p>24.8858423576716</text:p>
          </table:table-cell>
          <table:table-cell table:formula="of:=0.1/[.$F135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57]+[.$B156])/2" office:value-type="float" office:value="43.9529082580258" calcext:value-type="float">
            <text:p>43.9529082580258</text:p>
          </table:table-cell>
          <table:table-cell table:formula="of:=0.1/[.$F157]*60" office:value-type="float" office:value="0.136509738212929" calcext:value-type="float">
            <text:p>0.136509738212929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58]+[.$B157])/2" office:value-type="float" office:value="38.9691345016601" calcext:value-type="float">
            <text:p>38.9691345016601</text:p>
          </table:table-cell>
          <table:table-cell table:formula="of:=0.1/[.$F15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59]+[.$B158])/2" office:value-type="float" office:value="29.9020686013058" calcext:value-type="float">
            <text:p>29.9020686013058</text:p>
          </table:table-cell>
          <table:table-cell table:formula="of:=0.1/[.$F15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60]+[.$B159])/2" office:value-type="float" office:value="12.3858423576716" calcext:value-type="float">
            <text:p>12.3858423576716</text:p>
          </table:table-cell>
          <table:table-cell table:formula="of:=0.1/[.$F16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61]+[.$B160])/2" office:value-type="float" office:value="12.3858423576716" calcext:value-type="float">
            <text:p>12.3858423576716</text:p>
          </table:table-cell>
          <table:table-cell table:formula="of:=0.1/[.$F16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62]+[.$B161])/2" office:value-type="float" office:value="29.9020686013058" calcext:value-type="float">
            <text:p>29.9020686013058</text:p>
          </table:table-cell>
          <table:table-cell table:formula="of:=0.1/[.$F16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63]+[.$B162])/2" office:value-type="float" office:value="38.9691345016601" calcext:value-type="float">
            <text:p>38.9691345016601</text:p>
          </table:table-cell>
          <table:table-cell table:formula="of:=0.1/[.$F16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4]+[.$B163])/2" office:value-type="float" office:value="46.2245929733689" calcext:value-type="float">
            <text:p>46.2245929733689</text:p>
          </table:table-cell>
          <table:table-cell table:formula="of:=0.1/[.$F16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49.7716847153431" calcext:value-type="float">
            <text:p>49.7716847153431</text:p>
          </table:table-cell>
          <table:table-cell table:formula="of:=0.1/[.$F16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9]+[.$B168])/2" office:value-type="float" office:value="49.7716847153431" calcext:value-type="float">
            <text:p>49.7716847153431</text:p>
          </table:table-cell>
          <table:table-cell table:formula="of:=0.1/[.$F1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70]+[.$B169])/2" office:value-type="float" office:value="46.2245929733689" calcext:value-type="float">
            <text:p>46.2245929733689</text:p>
          </table:table-cell>
          <table:table-cell table:formula="of:=0.1/[.$F17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71]+[.$B170])/2" office:value-type="float" office:value="38.9691345016601" calcext:value-type="float">
            <text:p>38.9691345016601</text:p>
          </table:table-cell>
          <table:table-cell table:formula="of:=0.1/[.$F17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72]+[.$B171])/2" office:value-type="float" office:value="29.9020686013058" calcext:value-type="float">
            <text:p>29.9020686013058</text:p>
          </table:table-cell>
          <table:table-cell table:formula="of:=0.1/[.$F17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73]+[.$B172])/2" office:value-type="float" office:value="12.3858423576716" calcext:value-type="float">
            <text:p>12.3858423576716</text:p>
          </table:table-cell>
          <table:table-cell table:formula="of:=0.1/[.$F17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10" calcext:value-type="float">
            <text:p>10</text:p>
          </table:table-cell>
          <table:table-cell table:formula="of:=0.1/[.$F174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81]+[.$B180])/2" office:value-type="float" office:value="10" calcext:value-type="float">
            <text:p>10</text:p>
          </table:table-cell>
          <table:table-cell table:formula="of:=0.1/[.$F18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10" calcext:value-type="float">
            <text:p>10</text:p>
          </table:table-cell>
          <table:table-cell table:formula="of:=0.1/[.$F182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1" calcext:value-type="float">
            <text:p>43.5246485820531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1" calcext:value-type="float">
            <text:p>44.7746485820531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99]+[.$B198])/2" office:value-type="float" office:value="38.7662262436343" calcext:value-type="float">
            <text:p>38.7662262436343</text:p>
          </table:table-cell>
          <table:table-cell table:formula="of:=0.1/[.$F199]*60" office:value-type="float" office:value="0.154773899380656" calcext:value-type="float">
            <text:p>0.154773899380656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0]+[.$B199])/2" office:value-type="float" office:value="29.9020686013058" calcext:value-type="float">
            <text:p>29.9020686013058</text:p>
          </table:table-cell>
          <table:table-cell table:formula="of:=0.1/[.$F20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01]+[.$B200])/2" office:value-type="float" office:value="12.3858423576716" calcext:value-type="float">
            <text:p>12.3858423576716</text:p>
          </table:table-cell>
          <table:table-cell table:formula="of:=0.1/[.$F2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2]+[.$B201])/2" office:value-type="float" office:value="12.3858423576716" calcext:value-type="float">
            <text:p>12.3858423576716</text:p>
          </table:table-cell>
          <table:table-cell table:formula="of:=0.1/[.$F20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203]+[.$B202])/2" office:value-type="float" office:value="29.9020686013058" calcext:value-type="float">
            <text:p>29.9020686013058</text:p>
          </table:table-cell>
          <table:table-cell table:formula="of:=0.1/[.$F20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204]+[.$B203])/2" office:value-type="float" office:value="38.9691345016601" calcext:value-type="float">
            <text:p>38.9691345016601</text:p>
          </table:table-cell>
          <table:table-cell table:formula="of:=0.1/[.$F204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205]+[.$B204])/2" office:value-type="float" office:value="46.2245929733689" calcext:value-type="float">
            <text:p>46.2245929733689</text:p>
          </table:table-cell>
          <table:table-cell table:formula="of:=0.1/[.$F20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49.7716847153431" calcext:value-type="float">
            <text:p>49.7716847153431</text:p>
          </table:table-cell>
          <table:table-cell table:formula="of:=0.1/[.$F206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2" calcext:value-type="float">
            <text:p>39.1161521028862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4" calcext:value-type="float">
            <text:p>30.097133030954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1]+[.$B220])/2" office:value-type="float" office:value="25" calcext:value-type="float">
            <text:p>25</text:p>
          </table:table-cell>
          <table:table-cell table:formula="of:=0.1/[.$F2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2]+[.$B221])/2" office:value-type="float" office:value="25" calcext:value-type="float">
            <text:p>25</text:p>
          </table:table-cell>
          <table:table-cell table:formula="of:=0.1/[.$F222]*60" office:value-type="float" office:value="0.24" calcext:value-type="float">
            <text:p>0.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0/00/0000</text:date>, <text:time style:data-style-name="N2" text:time-value="05:55:15.64674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7T16:25:43.095294599</dc:date>
    <meta:editing-duration>PT2H14M35S</meta:editing-duration>
    <meta:editing-cycles>18</meta:editing-cycles>
    <meta:generator>LibreOffice/5.2.7.2$Linux_X86_64 LibreOffice_project/20m0$Build-2</meta:generator>
    <meta:document-statistic meta:table-count="2" meta:cell-count="21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496cm" svg:height="13.867cm" xlink:href=".." xlink:type="simple" chart:class="chart:scatter" chart:style-name="ch1">
        <chart:legend chart:legend-position="end" svg:x="50.612cm" svg:y="6.385cm" style:legend-expansion="high" chart:style-name="ch2"/>
        <chart:plot-area chart:style-name="ch3" table:cell-range-address="maxspeeds3.A2:maxspeeds3.B222 maxspeeds3.D2:maxspeeds3.D81" chart:data-source-has-labels="row" svg:x="1.089cm" svg:y="0.277cm" svg:width="48.434cm" svg:height="13.313cm">
          <chartooo:coordinate-region svg:x="1.71cm" svg:y="0.476cm" svg:width="47.533cm" svg:height="12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xspeeds3.B2:maxspeeds3.B222" loext:label-string="&quot;maximum speed&quot;" chart:class="chart:scatter">
            <chart:domain table:cell-range-address="maxspeeds3.A2:maxspeeds3.A222"/>
            <chart:data-point chart:repeated="221"/>
          </chart:series>
          <chart:series chart:style-name="ch8" chart:values-cell-range-address="maxspeeds3.D2:maxspeeds3.D81" loext:label-string="&quot;speed limit&quot;" chart:class="chart:scatter">
            <chart:domain table:cell-range-address="maxspeeds3.C2:maxspeeds3.C81"/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um speed</text:p>
              </table:table-cell>
              <table:table-cell office:value-type="string">
                <text:p>Column C</text:p>
              </table:table-cell>
              <table:table-cell office:value-type="string">
                <text:p>speed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8.625cm" svg:height="15.752cm" xlink:href=".." xlink:type="simple" chart:class="chart:scatter" chart:style-name="ch1">
        <chart:legend chart:legend-position="end" svg:x="46.355cm" svg:y="7.328cm" style:legend-expansion="high" chart:style-name="ch2"/>
        <chart:plot-area chart:style-name="ch3" table:cell-range-address="'with stations'.C2:'with stations'.C2 'with stations'.D2:'with stations'.D114 'with stations'.A2:'with stations'.B234" chart:data-source-has-labels="both" svg:x="0.972cm" svg:y="0.315cm" svg:width="44.411cm" svg:height="15.122cm">
          <chartooo:coordinate-region svg:x="1.593cm" svg:y="0.514cm" svg:width="43.51cm" svg:height="14.276cm"/>
          <chart:axis chart:dimension="x" chart:name="primary-x" chart:style-name="ch4" chartooo:axis-type="auto">
            <chart:categories table:cell-range-address="'with stations'.D2:'with stations'.D11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8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